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2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2" style:family="text">
      <style:text-properties fo:font-size="22.00pt" fo:font-weight="normal" fo:font-family="'Times New Roman'" style:font-family-asian="'Times New Roman'" style:font-family-complex="'Times New Roman'" fo:background-color="transparent" style:use-window-font-color="true"/>
    </style:style>
    <style:style style:name="T63"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Times New Roman'" style:font-family-asian="'Times New Roman'" style:font-family-complex="'Times New Roman'" fo:background-color="transparent" style:use-window-font-color="true"/>
    </style:style>
    <style:style style:name="T65"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Times New Roman'" style:font-family-asian="'Times New Roman'" style:font-family-complex="'Times New Roman'" fo:background-color="transparent" style:use-window-font-color="true"/>
    </style:style>
    <style:style style:name="T67"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office:automatic-styles>
  <office:body>
    <office:text>
      <text:p text:style-name="P1"><text:span text:style-name="T1">Anim'Elite</text:span></text:p>
      <text:p text:style-name="P2"><text:span text:style-name="T2"/></text:p>
      <text:p text:style-name="P2"><text:span text:style-name="T2"/></text:p>
      <text:p text:style-name="P2"><text:span text:style-name="T3">I Contexte</text:span></text:p>
      <text:p text:style-name="P2"><text:span text:style-name="T4"/></text:p>
      <text:p text:style-name="P2"><text:span text:style-name="T5">Définition :</text:span></text:p>
      <text:p text:style-name="P2"><text:span text:style-name="T6"/></text:p>
      <text:p text:style-name="P2"><text:span text:style-name="T7"><text:tab/>Anime: Un anime également appelé parfois japanimation, désigne une série d'animation ou un film d'animation en provenance du Japon.</text:span></text:p>
      <text:p text:style-name="P2"><text:span text:style-name="T7">Les animes peuvent être diffusés à la Tv, cinéma ou internet.Le format peut différer par exemple un anime peut-être produit en série soit des épisodes de 24 min<text:s text:c="2"/>pour la majorité</text:span></text:p>
      <text:p text:style-name="P2"><text:span text:style-name="T7">et de généralement 12 épisodes par saison tout ou peut être un film d'animation de 1h30.Les animes pour la plupart sont adaptés d'un manga (Bande dessinée japonaise) mais peuvent aussi</text:span></text:p>
      <text:p text:style-name="P2"><text:span text:style-name="T7">être originaux soit le sénario/personnages sont crées par l'équipe d'animation dans les studios d'animations(A1-picture, MadHouse).</text:span></text:p>
      <text:p text:style-name="P2"><text:span text:style-name="T8"/></text:p>
      <text:p text:style-name="P2"><text:span text:style-name="T8"/></text:p>
      <text:p text:style-name="P2"><text:span text:style-name="T9">Cette application aura pour but de permettre à un utilisateur de pouvoir se renseigner<text:line-break/> sur des animes qui sont triés par ordre alphabétique.</text:span></text:p>
      <text:p text:style-name="P2"><text:span text:style-name="T10"/></text:p>
      <text:p text:style-name="P2"><text:span text:style-name="T11">L'utilisateur peux chercher un anime à partir de la première lettre .</text:span></text:p>
      <text:p text:style-name="P2"><text:span text:style-name="T11">Sur la page d'un anime, l'utilisateur a accès aux informations de l'anime:</text:span></text:p>
      <text:p text:style-name="P2"><text:span text:style-name="T11"><text:tab/>-les notes</text:span></text:p>
      <text:p text:style-name="P2"><text:span text:style-name="T11"><text:tab/>-recommandations/condamnations</text:span></text:p>
      <text:p text:style-name="P2"><text:span text:style-name="T11"><text:tab/>-les genres</text:span></text:p>
      <text:p text:style-name="P2"><text:span text:style-name="T11"><text:tab/>-le synopsis</text:span></text:p>
      <text:p text:style-name="P2"><text:span text:style-name="T11"><text:tab/>-divers informations (nombre d'épisode,studio etc)</text:span></text:p>
      <text:p text:style-name="P2"><text:span text:style-name="T11">Ce qui permettra à l'utilisateur de découvrir un anime voir en apprendre plus sur l'anime qu'il cherchait.</text:span></text:p>
      <text:p text:style-name="P2"><text:span text:style-name="T12"/></text:p>
      <text:p text:style-name="P2"><text:span text:style-name="T13">L'utilisateur peut lire des commentaires mais aussi laisser le sien ainsi l'utilisateur peut savoir ce que pense la communauté d'un anime et de proposer son pont de vue.</text:span></text:p>
      <text:p text:style-name="P2"><text:span text:style-name="T13">De plus, l'utilisateur peut choisir de recommander ou condamner l'anime de la page ce qui affectera les statistiques de l'anime et l'anime peut être mis dans les favoris.</text:span></text:p>
      <text:p text:style-name="P2"><text:span text:style-name="T13">l'espace des favoris répertorie tous les animes que l'utilisateur à choisis et ainsi il a accès à la page de ces animes favoris en cliquant sur leur nom. La page des favoris </text:span></text:p>
      <text:p text:style-name="P2"><text:span text:style-name="T13">contient aussi les statistiques de l'utilisateur comme :</text:span></text:p>
      <text:p text:style-name="P2"><text:span text:style-name="T13"><text:tab/>-les commentaires de l'utilisateur</text:span></text:p>
      <text:p text:style-name="P2"><text:span text:style-name="T13"><text:tab/>-le nombre recommandations de l'utilisateur</text:span></text:p>
      <text:p text:style-name="P2"><text:span text:style-name="T13"><text:tab/>-le nombre d'anime vu</text:span></text:p>
      <text:p text:style-name="P2"><text:span text:style-name="T13">Cette section représente l'utilisateur, car montre ses goût,ses opinions et son expérience par le biais du nombre d'anime qu'il a vu.Deplus,la possibilité de voire tous ses commentaires</text:span></text:p>
      <text:p text:style-name="P2"><text:span text:style-name="T13">permets à l'utilisateur de se remémorer son opinions sur un anime.</text:span></text:p>
      <text:p text:style-name="P2"><text:span text:style-name="T14"/></text:p>
      <text:p text:style-name="P2"><text:span text:style-name="T15"><text:s/></text:span></text:p>
      <text:p text:style-name="P2"><text:span text:style-name="T16"/></text:p>
      <text:p text:style-name="P2"><text:span text:style-name="T16"/></text:p>
      <text:p text:style-name="P2"><text:span text:style-name="T16"/></text:p>
      <text:p text:style-name="P2"><text:span text:style-name="T17">Personas :</text:span></text:p>
      <text:p text:style-name="P2"><text:span text:style-name="T18"/></text:p>
      <text:p text:style-name="P2"><text:span text:style-name="T19"><text:tab/>Kévin, 14 ans élève de 4ème au collège Moilusson. Le jeune Kévin habite à 30 min de chez lui en bus.Il aime bien aire le malin devant ces camarades de classe.</text:span></text:p>
      <text:p text:style-name="P2"><text:span text:style-name="T19">Il préfère s'amuser sur des jeux vidéo ou animes au lieu de faire ses devoirs de mathématiques.<text:line-break/></text:span></text:p>
      <text:p text:style-name="P2"><text:span text:style-name="T19">Kévin utilise l'application lors de ses pauses, dans le bus ou en cours .</text:span></text:p>
      <text:p text:style-name="P2"><text:span text:style-name="T19">Il utilise l'application afin de montrer à ses amis quels sont ses animes favoris ainsi qu'exhiber la quantité d'anime qu'il a vu. De plus, il recherche à découvrir plus d'animes et se la raconter.</text:span></text:p>
      <text:p text:style-name="P2"><text:span text:style-name="T20"/></text:p>
      <text:p text:style-name="P2"><text:span text:style-name="T21"><text:line-break/><text:line-break/><text:line-break/><text:tab/>Anna, 34 ans travaille en tant que plombière à son compte, elle a deux enfants jumeaux qui sont dans l'école primaire locale.</text:span></text:p>
      <text:p text:style-name="P2"><text:span text:style-name="T21">Elle adore pratiquer la natation synchronisée .Elle est passionnée par les animes depuis son adolescence mais n'a plus vraiment le temps d'en regarder.<text:line-break/><text:line-break/><text:tab/>Anna utilise l'application lorsqu'elle a du temps libre, soi à midi pendant que les enfants sont à la cantine où après qu'ils soient couchés. </text:span></text:p>
      <text:p text:style-name="P2"><text:span text:style-name="T21">Anna l'utilise alors pour retrouver les anime qu'elle a adoré lors de son adolescence. </text:span></text:p>
      <text:p text:style-name="P2"><text:span text:style-name="T21">De plus elle feuillette les animes en regardant les commentaires et les notes afin de savoir quel anime vaut le coup dêtre regardé car elle n'a pas le temps.<text:line-break/><text:line-break/><text:line-break/><text:line-break/><text:tab/>Arsène, 68 ans retraité ancien gendarme. Il a une fille qui est mariée et a un enfant qui s'appelle Kévin. Il apprécie beaucoup son petit-fils.</text:span></text:p>
      <text:p text:style-name="P2"><text:span text:style-name="T21">Il est très curieux et adore découvrir de nouveaux lieux c'est pour cela qu'il pratique la randonnée dans divers pays.<text:line-break/><text:line-break/>Arsène utilise cette application sous la recommandation de son petit-fils Kévin car Arsène a voulu s'intéresser à la passion de son petit-fils Kévin. </text:span></text:p>
      <text:p text:style-name="P2"><text:span text:style-name="T21">Ainsi, il recherche les animes que Kévin lui a conseillé. Il regarde aussi les genres des animes qu'il apprécie dans d'autre médias.</text:span></text:p>
      <text:p text:style-name="P2"><text:span text:style-name="T22"/></text:p>
      <text:p text:style-name="P2"><text:span text:style-name="T22"/></text:p>
      <text:p text:style-name="P2"><draw:frame text:anchor-type="as-char" svg:width="170.13mm" svg:height="87.84mm" style:rel-width="scale" style:rel-height="scale"><draw:object-ole xlink:href="OleObj1"/><draw:image xlink:href="ObjectReplacements/OleObj1"/></draw:frame><text:span text:style-name="T22"><text:s/></text:span></text:p>
      <text:p text:style-name="P2"><text:span text:style-name="T22"/></text:p>
      <text:p text:style-name="P2"><text:span text:style-name="T23">II Sketchs:</text:span></text:p>
      <text:p text:style-name="P2"><text:span text:style-name="T24"/></text:p>
      <text:p text:style-name="P2"><text:span text:style-name="T25">Master:</text:span></text:p>
      <text:p text:style-name="P2"><text:span text:style-name="T25"><text:tab/>-Bouton en haut du Master permet d'accéder aux favoris.</text:span></text:p>
      <text:p text:style-name="P2"><text:span text:style-name="T25"><text:s text:c="12"/>-Le Master est composé de toute les lettres de l'alphabet.</text:span></text:p>
      <text:p text:style-name="P2"><text:span text:style-name="T25"><text:tab/>Lorsqu'on clique sur une lettre on accéde à une page qui répéretorie tout les animes <text:tab/>commencent par la lettre cliqué.</text:span></text:p>
      <text:p text:style-name="P2"><text:span text:style-name="T26"/></text:p>
      <text:p text:style-name="P2"><text:span text:style-name="T26"/></text:p>
      <text:p text:style-name="P2"><text:span text:style-name="T27">Page d'accueil:Détail:</text:span></text:p>
      <text:p text:style-name="P2"><text:span text:style-name="T27"><text:s text:c="16"/>-nom de l'application</text:span></text:p>
      <text:p text:style-name="P2"><text:span text:style-name="T27"><text:s text:c="16"/>-Image d'anime</text:span></text:p>
      <text:p text:style-name="P2"><draw:frame text:anchor-type="as-char" svg:width="170.13mm" svg:height="137.58mm" style:rel-width="scale" style:rel-height="scale"><draw:object-ole xlink:href="OleObj2"/><draw:image xlink:href="ObjectReplacements/OleObj2"/></draw:frame><text:span text:style-name="T28"/></text:p>
      <text:p text:style-name="P2"><text:span text:style-name="T29">Mes favoris</text:span></text:p>
      <text:p text:style-name="P2"><text:span text:style-name="T30"/></text:p>
      <text:p text:style-name="P2"><text:span text:style-name="T31">Détail:</text:span></text:p>
      <text:p text:style-name="P2"><text:span text:style-name="T31"><text:s text:c="11"/>-images des animes et de leurs titres</text:span></text:p>
      <text:p text:style-name="P2"><text:span text:style-name="T31"><text:s text:c="11"/>-Statisque de l'utilisateur</text:span></text:p>
      <text:p text:style-name="P2"><text:span text:style-name="T31"><text:s text:c="22"/>-moyenne recommendation et note</text:span></text:p>
      <text:p text:style-name="P2"><text:span text:style-name="T31"><text:s text:c="22"/>-nombre d'anime vu , en favoris</text:span></text:p>
      <text:p text:style-name="P2"><text:span text:style-name="T31"><text:s text:c="22"/>-Liste des commentaires</text:span></text:p>
      <text:p text:style-name="P2"><draw:frame text:anchor-type="as-char" svg:width="170.13mm" svg:height="88.11mm" style:rel-width="scale" style:rel-height="scale"><draw:object-ole xlink:href="OleObj3"/><draw:image xlink:href="ObjectReplacements/OleObj3"/></draw:frame><text:span text:style-name="T32"/></text:p>
      <text:p text:style-name="P2"><text:span text:style-name="T33">Page liste anime:</text:span></text:p>
      <text:p text:style-name="P2"><text:span text:style-name="T33">Détail :</text:span></text:p>
      <text:p text:style-name="P2"><text:span text:style-name="T33"><text:tab/>-Contient tous les anime commençant par la lettre sélectionnée</text:span></text:p>
      <text:p text:style-name="P2"><draw:frame text:anchor-type="as-char" svg:width="170.13mm" svg:height="87.84mm" style:rel-width="scale" style:rel-height="scale"><draw:object-ole xlink:href="OleObj4"/><draw:image xlink:href="ObjectReplacements/OleObj4"/></draw:frame><text:span text:style-name="T34"/></text:p>
      <text:p text:style-name="P2"><text:span text:style-name="T34"/></text:p>
      <text:p text:style-name="P2"><text:span text:style-name="T34"/></text:p>
      <text:p text:style-name="P2"><text:span text:style-name="T35">Page anime</text:span></text:p>
      <text:p text:style-name="P2"><text:span text:style-name="T35">Détail:</text:span></text:p>
      <text:p text:style-name="P2"><text:span text:style-name="T35"><text:s text:c="13"/>-Bouton home permettant de retourner à la page d'accueil</text:span></text:p>
      <text:p text:style-name="P2"><text:span text:style-name="T35"><text:s text:c="13"/>-Titre de l'anime</text:span></text:p>
      <text:p text:style-name="P2"><text:span text:style-name="T35"><text:s text:c="13"/>-Images diverses de l'anime (affiche/screenshots)</text:span></text:p>
      <text:p text:style-name="P2"><text:span text:style-name="T35"><text:s text:c="13"/>-radio box permet à l'utilisateur de recommander un anime </text:span></text:p>
      <text:p text:style-name="P2"><text:span text:style-name="T35"><text:s text:c="13"/>-L'utilisateur peut laisser un commentaire sur l'anime</text:span></text:p>
      <text:p text:style-name="P2"><text:span text:style-name="T35"><text:s text:c="13"/>-Favori pour rajouter l'anime dans la page des favoris</text:span></text:p>
      <text:p text:style-name="P2"><text:span text:style-name="T36"/></text:p>
      <text:p text:style-name="P2"><text:span text:style-name="T37"><text:s text:c="13"/>-les textes contient : </text:span></text:p>
      <text:p text:style-name="P2"><text:span text:style-name="T37"><text:s text:c="23"/>-synopsis</text:span></text:p>
      <text:p text:style-name="P2"><text:span text:style-name="T37"><text:s text:c="23"/>-les genres</text:span></text:p>
      <text:p text:style-name="P2"><text:span text:style-name="T38"/></text:p>
      <text:p text:style-name="P2"><text:span text:style-name="T39">III Storyboard:</text:span></text:p>
      <text:p text:style-name="P2"><draw:frame text:anchor-type="as-char" svg:width="209.29mm" svg:height="134.41mm" style:rel-width="scale" style:rel-height="scale"><draw:object-ole xlink:href="OleObj5"/><draw:image xlink:href="ObjectReplacements/OleObj5"/></draw:frame><text:span text:style-name="T40"/></text:p>
      <text:p text:style-name="P2"><text:span text:style-name="T40"/></text:p>
      <text:p text:style-name="P2"><text:span text:style-name="T40"/></text:p>
      <text:p text:style-name="P2"><text:span text:style-name="T41">Storyboard</text:span></text:p>
      <text:p text:style-name="P2"><text:span text:style-name="T42"/></text:p>
      <text:p text:style-name="P2"><text:span text:style-name="T43">L’utilisateur commence par arriver sur la page d’accueil, il voit dans le détail le logo ainsi qu’un résumé de comment utiliser l’application.</text:span></text:p>
      <text:p text:style-name="P2"><text:span text:style-name="T43">Il aura la possibilité d’aller à la recherche d’un anime à partir de la première lettre de celui-ci ou d’aller dans ces favoris.</text:span></text:p>
      <text:p text:style-name="P2"><text:span text:style-name="T43">Cependant lors de la première utilisation l’utilisateur n’a pas d’intérêt à aller dans les favoris.</text:span></text:p>
      <text:p text:style-name="P2"><text:span text:style-name="T44"/></text:p>
      <text:p text:style-name="P2"><text:span text:style-name="T45">Donc ,si l’utilisateur est nouveau :</text:span></text:p>
      <text:p text:style-name="P2"><text:span text:style-name="T45"><text:tab/>-L’utilisateur choisit d’appuyer sur une lettre pour chercher un anime commençant par cette <text:tab/>lettre, ce qui l’amène à une page avec la liste des animes commençant par cette lettre.</text:span></text:p>
      <text:p text:style-name="P2"><text:span text:style-name="T45"><text:tab/>Après cela, sois l’utilisateur trouve l’anime et va sur la page de l’anime ou choisit une autre lettre dans le Master.</text:span></text:p>
      <text:p text:style-name="P2"><text:span text:style-name="T46"/></text:p>
      <text:p text:style-name="P2"><text:span text:style-name="T47"><text:tab/>-sur la page de l’anime ,l’utilisateur peut en apprendre plus sur l’anime (note,synopsis) et <text:tab/>ainsi laisser son avis à travers une recommandation et de pouvoir mettre cette anime en <text:tab/>favoris.</text:span></text:p>
      <text:p text:style-name="P2"><text:span text:style-name="T47"><text:tab/>Ces opérations sont les plus courante et peuvent se répéter plusieurs fois. </text:span></text:p>
      <text:p text:style-name="P2"><text:span text:style-name="T48"/></text:p>
      <text:p text:style-name="P2"><text:span text:style-name="T48"/></text:p>
      <text:p text:style-name="P2"><text:span text:style-name="T49"><text:tab/>Ensuite quand l’utilisateur c’est accoutumé avec l’application il pourra aller dans ces favoris à partir du bouton en haut du Master. </text:span></text:p>
      <text:p text:style-name="P2"><text:span text:style-name="T49">Il pourra y voir ses statistiques (favoris, moyenne des recommandations).</text:span></text:p>
      <text:p text:style-name="P2"><text:span text:style-name="T49">C’est la partie que certains utilisent pour faire les malin.</text:span></text:p>
      <text:p text:style-name="P2"><text:span text:style-name="T50"/></text:p>
      <text:p text:style-name="P2"><text:span text:style-name="T50"/></text:p>
      <text:p text:style-name="P2"><text:span text:style-name="T50"/></text:p>
      <text:p text:style-name="P2"><text:span text:style-name="T50"/></text:p>
      <text:p text:style-name="P2"><text:span text:style-name="T51">IV Diagramme de cas d'utilisation:</text:span></text:p>
      <text:p text:style-name="P2"><draw:frame text:anchor-type="as-char" svg:width="170.13mm" svg:height="89.16mm" style:rel-width="scale" style:rel-height="scale"><draw:object-ole xlink:href="OleObj6"/><draw:image xlink:href="ObjectReplacements/OleObj6"/></draw:frame><text:span text:style-name="T53">L'utilisateur arrive toujours sur la page d'accueil au démarrage de l'application.</text:span></text:p>
      <text:p text:style-name="P2"><text:span text:style-name="T53">Depuis cette page, il a accès aux favoris ainsi que les pages qui répertorient les anime commençant par une même lettre. Ces pages permettent l'accès à la page d'un anime.</text:span></text:p>
      <text:p text:style-name="P2"><text:span text:style-name="T53"><text:tab/>Si dans la page des favoris :</text:span></text:p>
      <text:p text:style-name="P2"><text:span text:style-name="T53"><text:tab/><text:tab/>-A accès aux pages des animes qu'il a mis en favoris</text:span></text:p>
      <text:p text:style-name="P2"><text:span text:style-name="T53"><text:tab/>Si dans la page liste d'anime:</text:span></text:p>
      <text:p text:style-name="P2"><text:span text:style-name="T53"><text:tab/><text:tab/>-A accès aux pages des animes qui commencent par la lettre choisie</text:span></text:p>
      <text:p text:style-name="P2"><text:span text:style-name="T53">La page d'un anime permet de :</text:span></text:p>
      <text:p text:style-name="P2"><text:span text:style-name="T53"><text:tab/>-rajouter un commentaire</text:span></text:p>
      <text:p text:style-name="P2"><text:span text:style-name="T53"><text:tab/>-recommander ou ne pas recommander</text:span></text:p>
      <text:p text:style-name="P2"><text:span text:style-name="T53"><text:tab/>-ajouter ou enlever des favoris </text:span></text:p>
      <text:p text:style-name="P2"><text:span text:style-name="T53">De plus, la page des favoris permet de vider le cache.</text:span></text:p>
      <text:p text:style-name="P2"><text:span text:style-name="T53"><text:tab/><text:tab/></text:span></text:p>
      <text:p text:style-name="P2"><text:span text:style-name="T54"/></text:p>
      <text:p text:style-name="P2"><text:span text:style-name="T55">V Diagramme de séquence:</text:span></text:p>
      <text:p text:style-name="P2"><text:span text:style-name="T56"/></text:p>
      <text:p text:style-name="P2"><draw:frame text:anchor-type="as-char" svg:width="170.13mm" svg:height="106.36mm" style:rel-width="scale" style:rel-height="scale"><draw:object-ole xlink:href="OleObj7"/><draw:image xlink:href="ObjectReplacements/OleObj7"/></draw:frame><text:span text:style-name="T56"/></text:p>
      <text:p text:style-name="P2"><text:span text:style-name="T57"><text:tab/>Lorsque l'on instancie le manager,le manager instancie un XmlDatamanager qui a pour interface DataManager .Ensuite il charge le dictionnaire ListeAnime avec la fonction LoadAnime de XmlDatamanager.La fonction loadAnime ouvre le fichier anime.xml et charge un dictionnaire</text:span></text:p>
      <text:p text:style-name="P2"><text:span text:style-name="T57">qu'il retourne.Ce dictionnaire est retourné jusqu'au manager qui l'affecte à ListeAnime.</text:span></text:p>
      <text:p text:style-name="P2"><text:span text:style-name="T58"/></text:p>
      <text:p text:style-name="P2"><text:span text:style-name="T59">VI Diagramme de Classe :</text:span><draw:frame text:anchor-type="as-char" svg:width="170.13mm" svg:height="168.80mm" style:rel-width="scale" style:rel-height="scale"><draw:object-ole xlink:href="OleObj8"/><draw:image xlink:href="ObjectReplacements/OleObj8"/></draw:frame><text:span text:style-name="T60"/></text:p>
      <text:p text:style-name="P2"><text:span text:style-name="T60">Anime:</text:span></text:p>
      <text:p text:style-name="P2"><text:span text:style-name="T60">La classe Anime est la classe la plus importante dans le logiciel. Celle-ci comporte toutes les informations sur un anime. Elles sont récupérées sur internet, la seule valeur codée en dur et le nom de l'Anime, nécéssaire à la recherche sur le site anime-planet.com</text:span></text:p>
      <text:p text:style-name="P2"><text:span text:style-name="T60"/></text:p>
      <text:p text:style-name="P2"><text:span text:style-name="T60">Manager:</text:span></text:p>
      <text:p text:style-name="P2"><text:span text:style-name="T60">Le Manager est la classe qui permettra toutes les données, en input ou output. Lorsque les données sont chargées, mises en cache ou que l'utilisateur met un commentaire, par exemple, le Manager se chargera de tout ça, principalement en utilisant son DataManager qui s'occupera de la sauvegarde et du chargement des données.</text:span></text:p>
      <text:p text:style-name="P2"><text:span text:style-name="T60"/></text:p>
      <text:p text:style-name="P2"><text:span text:style-name="T60">Commentaire:</text:span></text:p>
      <text:p text:style-name="P2"><text:span text:style-name="T60">Le commentaire est une classe basique, celle-ci comporte une chaîne de commentaire,le commentaire en lui-même et d'une valeur booléene, indiquant si l'utilisateur recommande ou pas l'Anime spécifié.</text:span></text:p>
      <text:p text:style-name="P2"><text:span text:style-name="T60"/></text:p>
      <text:p text:style-name="P2"><text:span text:style-name="T60">Genre:</text:span></text:p>
      <text:p text:style-name="P2"><text:span text:style-name="T60">Le genre est un Enum. Plusieurs valeurs sont codées en dur et serviront à la définition des genres de l'anime. On récupère les genres de l'anime sur le site,et si certains correspondent à ceux dans l'Enum, on les rajoutes aux genres de l'anime.</text:span></text:p>
      <text:p text:style-name="P2"><text:span text:style-name="T60"/></text:p>
      <text:p text:style-name="P2"><text:span text:style-name="T60">DataManager:</text:span></text:p>
      <text:p text:style-name="P2"><text:span text:style-name="T60">Une interface centrale dans le cadre de la sérialisation. Deux classes dépendent de cette interface. Le StubDataManager et le XmlDataManager.</text:span></text:p>
      <text:p text:style-name="P2"><text:span text:style-name="T60"/></text:p>
      <text:p text:style-name="P2"><text:span text:style-name="T61">VII Diagramme de Paquetage :</text:span></text:p>
      <text:p text:style-name="P3"><text:span text:style-name="T61"/></text:p>
      <text:p text:style-name="P3"><draw:frame text:anchor-type="as-char" svg:width="146.58mm" svg:height="98.43mm" style:rel-width="scale" style:rel-height="scale"><draw:object-ole xlink:href="OleObj9"/><draw:image xlink:href="ObjectReplacements/OleObj9"/></draw:frame><text:span text:style-name="T63"/></text:p>
      <text:p text:style-name="P3"><text:span text:style-name="T63">VIII Patrons de Construction</text:span></text:p>
      <text:p text:style-name="P3"><text:span text:style-name="T63"/></text:p>
      <text:p text:style-name="P3"><text:span text:style-name="T64">Dans cette partie , nous allons nous pencher sur deux de nos patrons de construction : La stratégie et la façade.</text:span><text:span text:style-name="T65"/></text:p>
      <text:p text:style-name="P3"><draw:frame text:anchor-type="as-char" svg:width="146.58mm" svg:height="79.64mm" style:rel-width="scale" style:rel-height="scale"><draw:object-ole xlink:href="OleObj10"/><draw:image xlink:href="ObjectReplacements/OleObj10"/></draw:frame><text:span text:style-name="T66"/></text:p>
      <text:p text:style-name="P3"><text:span text:style-name="T66">Notre stratégie dans ce projet est l'utilisation de l'interface DataManager. Celle-ci comporte les classes nécéssaires à la sauvegarde et au chargement des données. Cette interface est héritée par deux classes : XMLDataManager et STUBDataManager. La classe utilisée dans la version finale de notre logiciel est le XML, mais l'avantage d'utiliser deux classes et l'interface DataManager est l'injection de dépendance. En effet, si l'on recontre une erreur lors de l'éxécution, nous pouvons changer le type de sérialisation du XML ou STUB en une seule modification, ce qui nous permet de voir si l'erreur provient d ela sérialisation, ou du logiciel en lui-même.</text:span></text:p>
      <text:p text:style-name="P3"><text:span text:style-name="T66"/></text:p>
      <text:p text:style-name="P3"><draw:frame text:anchor-type="as-char" svg:width="146.58mm" svg:height="145.79mm" style:rel-width="scale" style:rel-height="scale"><draw:object-ole xlink:href="OleObj11"/><draw:image xlink:href="ObjectReplacements/OleObj11"/></draw:frame><text:span text:style-name="T66"/></text:p>
      <text:p text:style-name="P3"><text:span text:style-name="T66">Quant à notre façade, celle-ci est la classe Manager. Comme vous pouvez le constater dans le diagramme ci dessus, le Manager est le pilier de l'application, permettant à celle-ci de gérer toutes les données qui lui sont données. En faisant ceci, le logiciel ne s'occupe donc que de la classe Manager, qui elle, s'occupera de la gestion des autres classe.</text:span></text:p>
      <text:p text:style-name="P3"><text:span text:style-name="T66"/></text:p>
      <text:p text:style-name="P3"><text:span text:style-name="T67"/></text:p>
      <text:p text:style-name="P4"><text:span text:style-name="T6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